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2pt" officeooo:paragraph-rsid="0002caa3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2caa3" officeooo:paragraph-rsid="0002caa3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left="1.27cm" fo:margin-right="0cm" fo:margin-top="0.494cm" fo:margin-bottom="0.494cm" loext:contextual-spacing="false" fo:line-height="100%" fo:text-indent="0cm" style:auto-text-indent="false"/>
    </style:style>
    <style:style style:name="P8" style:family="paragraph" style:parent-style-name="Standard">
      <style:paragraph-properties fo:margin-left="1.27cm" fo:margin-right="0cm" fo:text-indent="0cm" style:auto-text-indent="false"/>
    </style:style>
    <style:style style:name="P9" style:family="paragraph" style:parent-style-name="Standard">
      <style:paragraph-properties fo:margin-left="1.249cm" fo:margin-right="0cm" fo:text-indent="0cm" style:auto-text-indent="false"/>
    </style:style>
    <style:style style:name="P10" style:family="paragraph" style:parent-style-name="Standard">
      <style:paragraph-properties fo:margin-left="3.747cm" fo:margin-right="0cm" fo:text-indent="0cm" style:auto-text-indent="false"/>
    </style:style>
    <style:style style:name="P11" style:family="paragraph" style:parent-style-name="List_20_Paragraph">
      <style:paragraph-properties fo:margin-left="3.747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Heading_20_2">
      <style:paragraph-properties fo:margin-left="0cm" fo:margin-right="0cm" fo:text-indent="1.249cm" style:auto-text-indent="false"/>
    </style:style>
    <style:style style:name="P14" style:family="paragraph" style:parent-style-name="Contents_20_2">
      <style:paragraph-properties>
        <style:tab-stops>
          <style:tab-stop style:position="1.552cm"/>
          <style:tab-stop style:position="16.484cm" style:type="right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484cm" style:type="right"/>
        </style:tab-stops>
      </style:paragraph-properties>
    </style:style>
    <style:style style:name="P16" style:family="paragraph" style:parent-style-name="List_20_Paragraph"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Contents_20_3">
      <style:paragraph-properties>
        <style:tab-stops>
          <style:tab-stop style:position="16.484cm" style:type="right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0.776cm"/>
          <style:tab-stop style:position="16.484cm" style:type="right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6.484cm" style:type="right"/>
        </style:tab-stops>
      </style:paragraph-properties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2caa3" style:font-size-asian="12pt" style:font-weight-asian="bold" style:font-name-complex="Times New Roman1" style:font-size-complex="12pt"/>
    </style:style>
    <style:style style:name="P22" style:family="paragraph" style:parent-style-name="Standard">
      <style:paragraph-properties fo:text-align="end" style:justify-single-word="false"/>
      <style:text-properties style:font-name="Times New Roman" fo:font-size="12pt" fo:font-weight="bold" officeooo:paragraph-rsid="0002caa3" style:font-size-asian="12pt" style:font-weight-asian="bold" style:font-name-complex="Times New Roman1" style:font-size-complex="12pt"/>
    </style:style>
    <style:style style:name="P23" style:family="paragraph" style:parent-style-name="Standard">
      <style:text-properties style:font-name="Times New Roman" fo:font-size="12pt" fo:font-weight="bold" officeooo:paragraph-rsid="0002caa3" style:font-size-asian="12pt" style:font-weight-asian="bold" style:font-name-complex="Times New Roman1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Times New Roman" fo:font-size="12pt" officeooo:paragraph-rsid="0002caa3" style:font-size-asian="12pt" style:font-name-complex="Times New Roman1" style:font-size-complex="12pt"/>
    </style:style>
    <style:style style:name="P26" style:family="paragraph" style:parent-style-name="Standard">
      <style:paragraph-properties>
        <style:tab-stops>
          <style:tab-stop style:position="7.112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2pt" officeooo:rsid="0002caa3" officeooo:paragraph-rsid="0002caa3" style:font-size-asian="12pt" style:font-name-complex="Times New Roman1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29" style:family="paragraph" style:parent-style-name="Standard">
      <style:paragraph-properties fo:margin-left="1.249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font-weight="bold" officeooo:rsid="00067dbb" officeooo:paragraph-rsid="00067dbb" style:font-size-asian="12pt" style:font-weight-asian="bold" style:font-name-complex="Times New Roman1" style:font-size-complex="12pt"/>
    </style:style>
    <style:style style:name="P31" style:family="paragraph" style:parent-style-name="List_20_Paragraph" style:list-style-name="WWNum2"/>
    <style:style style:name="P32" style:family="paragraph" style:parent-style-name="List_20_Paragraph" style:list-style-name="">
      <style:paragraph-properties fo:text-align="center" style:justify-single-word="false"/>
    </style:style>
    <style:style style:name="P33" style:family="paragraph" style:parent-style-name="List_20_Paragraph" style:list-style-name="WWNum10">
      <style:paragraph-properties fo:text-align="center" style:justify-single-word="false"/>
    </style:style>
    <style:style style:name="P34" style:family="paragraph" style:parent-style-name="List_20_Paragraph" style:list-style-name="WWNum2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5" style:family="paragraph" style:parent-style-name="List_20_Paragraph" style:list-style-name="WWNum2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6" style:family="paragraph" style:parent-style-name="List_20_Paragraph" style:list-style-name="WWNum17">
      <style:text-properties style:font-name="Times New Roman" fo:font-size="12pt" officeooo:rsid="0002caa3" officeooo:paragraph-rsid="0002caa3" style:font-size-asian="12pt" style:font-name-complex="Times New Roman1" style:font-size-complex="12pt"/>
    </style:style>
    <style:style style:name="P37" style:family="paragraph" style:parent-style-name="List_20_Paragraph" style:list-style-name="WWNum9">
      <style:text-properties style:font-name="Times New Roman" fo:font-size="12pt" style:font-size-asian="12pt" style:font-name-complex="Times New Roman1" style:font-size-complex="12pt"/>
    </style:style>
    <style:style style:name="P38" style:family="paragraph" style:parent-style-name="List_20_Paragraph" style:list-style-name="WWNum11">
      <style:text-properties style:font-name="Times New Roman" fo:font-size="12pt" style:font-size-asian="12pt" style:font-name-complex="Times New Roman1" style:font-size-complex="12pt"/>
    </style:style>
    <style:style style:name="P39" style:family="paragraph" style:parent-style-name="List_20_Paragraph" style:list-style-name=""/>
    <style:style style:name="P40" style:family="paragraph" style:parent-style-name="List_20_Paragraph" style:list-style-name="WWNum17"/>
    <style:style style:name="P41" style:family="paragraph" style:parent-style-name="List_20_Paragraph" style:list-style-name="WWNum17">
      <style:text-properties officeooo:paragraph-rsid="0002d467"/>
    </style:style>
    <style:style style:name="P42" style:family="paragraph" style:parent-style-name="List_20_Paragraph" style:list-style-name="WWNum11"/>
    <style:style style:name="P43" style:family="paragraph" style:parent-style-name="List_20_Paragraph" style:list-style-name="">
      <style:paragraph-properties fo:margin-left="1.27cm" fo:margin-right="0cm" fo:text-indent="1.228cm" style:auto-text-indent="false"/>
    </style:style>
    <style:style style:name="P44" style:family="paragraph" style:parent-style-name="List_20_Paragraph" style:list-style-name="">
      <style:paragraph-properties fo:margin-left="2.498cm" fo:margin-right="0cm" fo:text-indent="0cm" style:auto-text-indent="false"/>
    </style:style>
    <style:style style:name="P45" style:family="paragraph" style:parent-style-name="List_20_Paragraph" style:list-style-name="WWNum10">
      <style:paragraph-properties fo:margin-left="0cm" fo:margin-right="0cm" fo:text-indent="0cm" style:auto-text-indent="false"/>
    </style:style>
    <style:style style:name="P46" style:family="paragraph" style:parent-style-name="List_20_Paragraph" style:list-style-name="WWNum10">
      <style:paragraph-properties fo:margin-left="0cm" fo:margin-right="0cm" fo:text-indent="0cm" style:auto-text-indent="false"/>
    </style:style>
    <style:style style:name="P47" style:family="paragraph" style:parent-style-name="List_20_Paragraph" style:list-style-name="WWNum10">
      <style:paragraph-properties fo:margin-left="0cm" fo:margin-right="0cm" fo:text-indent="0cm" style:auto-text-indent="false"/>
      <style:text-properties style:font-name="Times New Roman" fo:font-size="12pt" fo:font-weight="bold" officeooo:rsid="0002e722" style:font-size-asian="12pt" style:font-weight-asian="bold" style:font-name-complex="Times New Roman1" style:font-size-complex="12pt"/>
    </style:style>
    <style:style style:name="P48" style:family="paragraph" style:parent-style-name="TOC_20_Heading">
      <style:paragraph-properties fo:text-align="center" style:justify-single-word="false">
        <style:tab-stops>
          <style:tab-stop style:position="3.874cm"/>
        </style:tab-stops>
      </style:paragraph-properties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49" style:family="paragraph" style:parent-style-name="Contents_20_1">
      <style:paragraph-properties>
        <style:tab-stops>
          <style:tab-stop style:position="0.776cm"/>
          <style:tab-stop style:position="16.484cm" style:type="right"/>
        </style:tab-stops>
      </style:paragraph-properties>
      <style:text-properties style:font-name="Times New Roman" text:display="non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officeooo:rsid="0002caa3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officeooo:rsid="0002e722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02caa3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02d467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02e722" style:font-size-asian="12pt" style:font-name-complex="Times New Roman1" style:font-size-complex="12pt"/>
    </style:style>
    <style:style style:name="T9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0" style:family="text">
      <style:text-properties style:font-name="Times New Roman" text:display="none"/>
    </style:style>
    <style:style style:name="T11" style:family="text">
      <style:text-properties style:font-name="Times New Roman" officeooo:rsid="00047b0d" text:display="none"/>
    </style:style>
    <style:style style:name="T12" style:family="text">
      <style:text-properties style:font-name="Times New Roman" officeooo:rsid="0004ccc0" text:display="none"/>
    </style:style>
    <style:style style:name="T13" style:family="text">
      <style:text-properties style:font-name="Times New Roman" fo:font-weight="bold" style:font-weight-asian="bold" style:font-name-complex="Times New Roman1"/>
    </style:style>
    <style:style style:name="T14" style:family="text">
      <style:text-properties style:font-name="Times New Roman" fo:font-weight="bold" officeooo:rsid="0002e722" style:font-weight-asian="bold" style:font-name-complex="Times New Roman1"/>
    </style:style>
    <style:style style:name="T15" style:family="text">
      <style:text-properties style:font-name="Times New Roman" officeooo:rsid="0001631c"/>
    </style:style>
    <style:style style:name="T16" style:family="text">
      <style:text-properties style:font-name="Times New Roman" officeooo:rsid="0002caa3"/>
    </style:style>
    <style:style style:name="T17" style:family="text">
      <style:text-properties style:font-name="Times New Roman" officeooo:rsid="00047b0d"/>
    </style:style>
    <style:style style:name="T18" style:family="text">
      <style:text-properties style:font-name="Times New Roman" officeooo:rsid="0004ccc0"/>
    </style:style>
    <style:style style:name="T19" style:family="text">
      <style:text-properties fo:color="#000000" style:font-name="Times New Roman" fo:font-weight="bold" style:font-weight-asian="bold" style:font-name-complex="Times New Roman1"/>
    </style:style>
    <style:style style:name="T20" style:family="text">
      <style:text-properties fo:color="#000000" style:font-name="Times New Roman" fo:font-size="12pt" fo:font-weight="bold" style:font-size-asian="12pt" style:font-weight-asian="bold" style:font-name-complex="Times New Roman1" style:font-size-complex="12pt"/>
    </style:style>
    <style:style style:name="T21" style:family="text">
      <style:text-properties fo:color="#000000" style:font-name="Times New Roman" fo:font-size="12pt" fo:font-weight="bold" officeooo:rsid="0002e722" style:font-size-asian="12pt" style:font-weight-asian="bold" style:font-name-complex="Times New Roman1" style:font-size-complex="12pt"/>
    </style:style>
    <style:style style:name="T22" style:family="text">
      <style:text-properties officeooo:rsid="000621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оектирование комнаты.</text:p>
      <text:p text:style-name="P5">Техническое задание</text:p>
      <text:p text:style-name="P2"/>
      <text:p text:style-name="P2">Листов <text:span text:style-name="T22">5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>Исполнитель</text:p>
      <text:p text:style-name="P4">Студент группы БПИ173</text:p>
      <text:p text:style-name="P4">___________/К.Г. Кожакин/</text:p>
      <text:p text:style-name="P4">«___»______________2018 г.</text:p>
      <text:p text:style-name="P3"/>
      <text:p text:style-name="P3"/>
      <text:p text:style-name="P3"/>
      <text:p text:style-name="P3"/>
      <text:p text:style-name="P3"/>
      <text:p text:style-name="P3"/>
      <text:p text:style-name="P23"><text:s text:c="60"/></text:p>
      <text:p text:style-name="P23"/>
      <text:p text:style-name="P23"/>
      <text:p text:style-name="P21"/>
      <text:p text:style-name="P21">Москва 2018</text:p>
      <text:p text:style-name="P2">2</text:p>
      <text:p text:style-name="P48"><text:soft-page-break/>Содержание</text:p>
      <text:p text:style-name="P18"><text:span text:style-name="T1">1. ВВЕДЕНИЕ……………………………………………………………………………………………..</text:span><text:span text:style-name="T17">3</text:span></text:p>
      <text:p text:style-name="P14"><text:span text:style-name="T1">1.1 Наименование программы…………………………………………………………………………</text:span><text:span text:style-name="T17">3</text:span></text:p>
      <text:p text:style-name="P14"><text:span text:style-name="T1">1.2 Краткая характеристика области применения программы………………………………………</text:span><text:span text:style-name="T17">3</text:span></text:p>
      <text:p text:style-name="P49"><text:tab/>4</text:p>
      <text:p text:style-name="P19"><text:span text:style-name="T15">2</text:span><text:span text:style-name="T1">. НАЗНАЧЕНИЕ РАЗРАБОТКИ…………………………………………………………………………</text:span><text:span text:style-name="T17">4</text:span></text:p>
      <text:p text:style-name="P15"><text:span text:style-name="T16">2</text:span><text:span text:style-name="T1">.1 Функциональное назначение………………………………………………………………………</text:span><text:span text:style-name="T17">4</text:span></text:p>
      <text:p text:style-name="P15"><text:span text:style-name="T16">2</text:span><text:span text:style-name="T1">.2 Эксплуатационное назначение……………………………………………………………………..</text:span><text:span text:style-name="T17">4</text:span><text:span text:style-name="T11">4</text:span></text:p>
      <text:p text:style-name="P18"><text:span text:style-name="T16">3</text:span><text:span text:style-name="T1">. ТРЕБОВАНИЯ К ПРОГРАММЕ………………………………………………………………………</text:span><text:span text:style-name="T17">5</text:span><text:span text:style-name="T10">.</text:span><text:span text:style-name="T11">5555</text:span></text:p>
      <text:p text:style-name="P15"><text:span text:style-name="T17">3</text:span><text:span text:style-name="T1">.1 Требования к функциональным характеристикам………………………………………………..</text:span><text:span text:style-name="T18">5</text:span></text:p>
      <text:p text:style-name="P17"><text:span text:style-name="T17">3</text:span><text:span text:style-name="T1">.1.1 Требования к составу выполняемых функций……………………………………………….</text:span><text:span text:style-name="T18">5</text:span></text:p>
      <text:p text:style-name="P17"><text:span text:style-name="T17">3</text:span><text:span text:style-name="T1">.1.2 Требования к организации входных данных…………………………………………………</text:span><text:span text:style-name="T18">5</text:span><text:span text:style-name="T12">5</text:span></text:p>
      <text:p text:style-name="P17"><text:span text:style-name="T17">3</text:span><text:span text:style-name="T1">.1.3 Требования к организации выходных данных……………………………………………….</text:span><text:span text:style-name="T18">5</text:span><text:span text:style-name="T12">5</text:span></text:p>
      <text:p text:style-name="P15"><text:span text:style-name="T17">3</text:span><text:span text:style-name="T1">.2 Требования к интерфейсу………………………………………………………………………….</text:span><text:span text:style-name="T18">5</text:span><text:span text:style-name="T11">.</text:span></text:p>
      <text:p text:style-name="P15"><text:span text:style-name="T17">3</text:span><text:span text:style-name="T1">.3 Требования к надёжности………………………………………………………………………….</text:span><text:span text:style-name="T18">5</text:span></text:p>
      <text:p text:style-name="P15"><text:span text:style-name="T17">3</text:span><text:span text:style-name="T1">.4 Условия эксплуатации……………………………………………………………………………...</text:span><text:span text:style-name="T18">5</text:span></text:p>
      <text:p text:style-name="P15"><text:span text:style-name="T17">3</text:span><text:span text:style-name="T1">.5 Требования к составу и параметрам технических средств………………………………………</text:span><text:span text:style-name="T18">5</text:span></text:p>
      <text:p text:style-name="P14"><text:span text:style-name="T17">3</text:span><text:span text:style-name="T1">.6 Требования к информационной и программной совместимости………………………………..</text:span><text:span text:style-name="T18">5</text:span></text:p>
      <text:p text:style-name="P26"/>
      <text:p text:style-name="P2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3</text:p>
      <text:list xml:id="list5564135031885072919" text:style-name="WWNum2">
        <text:list-item>
          <text:h text:style-name="P34" text:outline-level="1"><text:bookmark-start text:name="ВВЕДЕНИЕ"/><text:bookmark-start text:name="_Toc513216203"/><text:soft-page-break/>ВВЕДЕНИЕ<text:bookmark-end text:name="_Toc513216203"/></text:h>
          <text:list>
            <text:list-item>
              <text:h text:style-name="P35" text:outline-level="2"><text:bookmark-start text:name="_Toc513216204"/><text:bookmark-end text:name="ВВЕДЕНИЕ"/>Наименование программы:<text:bookmark-end text:name="_Toc513216204"/><text:bookmark text:name="Наименование_программы"/></text:h>
            </text:list-item>
          </text:list>
        </text:list-item>
      </text:list>
      <text:p text:style-name="P7"><text:span text:style-name="T5">«</text:span><text:span text:style-name="T6">Дизайнер комнаты</text:span><text:span text:style-name="T5">».</text:span></text:p>
      <text:list xml:id="list122355515556520" text:continue-numbering="true" text:style-name="WWNum2">
        <text:list-item>
          <text:list>
            <text:list-item>
              <text:h text:style-name="P31" text:outline-level="2"><text:bookmark-start text:name="_Toc513216205"/><text:bookmark-start text:name="Краткая_характеристика_области_применени"/><text:span text:style-name="T2">Краткая характеристика области применения программы</text:span><text:bookmark-end text:name="Краткая_характеристика_области_применени"/><text:span text:style-name="T2">:</text:span><text:bookmark-end text:name="_Toc513216205"/></text:h>
            </text:list-item>
          </text:list>
        </text:list-item>
      </text:list>
      <text:p text:style-name="P8"><text:span text:style-name="T5">Данная программа предназначена для </text:span><text:span text:style-name="T6">проектирования комнаты</text:span><text:span text:style-name="T5">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4</text:p>
      <text:h text:style-name="P32" text:outline-level="1"><text:soft-page-break/><text:span text:style-name="T3">2</text:span><text:bookmark-start text:name="_Toc513216207"/><text:span text:style-name="T2">. </text:span><text:bookmark-start text:name="НАЗНАЧЕНИЕ_РАЗРАБОТИ"/><text:span text:style-name="T2">НАЗНАЧЕНИЕ РАЗРАБОТ</text:span><text:span text:style-name="T3">К</text:span><text:span text:style-name="T2">И</text:span><text:bookmark-end text:name="_Toc513216207"/></text:h>
      <text:h text:style-name="P39" text:outline-level="2"><text:bookmark-end text:name="НАЗНАЧЕНИЕ_РАЗРАБОТИ"/><text:span text:style-name="T3">2</text:span><text:bookmark-start text:name="_Toc513216208"/><text:span text:style-name="T2">.1 </text:span><text:bookmark-start text:name="Функциональное_назначение"/><text:span text:style-name="T2">Функциональное назначение</text:span><text:bookmark-end text:name="Функциональное_назначение"/><text:span text:style-name="T2">:</text:span><text:bookmark-end text:name="_Toc513216208"/></text:h>
      <text:p text:style-name="P9"><text:span text:style-name="T5">Функциональным назначением программы является </text:span><text:span text:style-name="T6">проектирование комнаты.</text:span></text:p>
      <text:h text:style-name="P39" text:outline-level="2"><text:span text:style-name="T3">2</text:span><text:bookmark-start text:name="_Toc513216209"/><text:span text:style-name="T2">.2 </text:span><text:bookmark-start text:name="Эксплуатационное_назначение"/><text:span text:style-name="T2">Эксплуатационное назначение</text:span><text:bookmark-end text:name="Эксплуатационное_назначение"/><text:span text:style-name="T2">:</text:span><text:bookmark-end text:name="_Toc513216209"/></text:h>
      <text:p text:style-name="P9"><text:span text:style-name="T5">Возможности программы предполагают её использование преимущественно в </text:span><text:span text:style-name="T6">целях проектирования помещений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"/>
      <text:p text:style-name="P1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5<text:bookmark-start text:name="ТРЕБОВАНИЯ_К_ПРОГРАММЕ"/></text:p>
      <text:list xml:id="list2360905472003312631" text:style-name="WWNum10">
        <text:list-header>
          <text:h text:style-name="P33" text:outline-level="1"><text:soft-page-break/><text:span text:style-name="T3">3. </text:span><text:bookmark-start text:name="_Toc513216210"/><text:span text:style-name="T2">ТРЕБОВАНИЯ К ПРОГРАММЕ</text:span><text:bookmark-end text:name="_Toc513216210"/></text:h>
        </text:list-header>
      </text:list>
      <text:h text:style-name="P39" text:outline-level="2"><text:bookmark-end text:name="ТРЕБОВАНИЯ_К_ПРОГРАММЕ"/><text:span text:style-name="T3">3</text:span><text:bookmark-start text:name="_Toc513216211"/><text:span text:style-name="T2">.1 </text:span><text:bookmark-start text:name="Требования_к_функциональным_характеристи"/><text:span text:style-name="T2">Требования к функциональным характеристикам</text:span><text:bookmark-end text:name="Требования_к_функциональным_характеристи"/><text:span text:style-name="T2">:</text:span><text:bookmark-end text:name="_Toc513216211"/></text:h>
      <text:h text:style-name="P43" text:outline-level="3"><text:span text:style-name="T3">3</text:span><text:bookmark-start text:name="_Toc513216212"/><text:span text:style-name="T2">.1.1 </text:span><text:bookmark-start text:name="Требования_к_составу_выполняемых_функций"/><text:span text:style-name="T2">Требования к составу выполняемых функций</text:span><text:bookmark-end text:name="Требования_к_составу_выполняемых_функций"/><text:span text:style-name="T2">:</text:span><text:bookmark-end text:name="_Toc513216212"/></text:h>
      <text:list xml:id="list3674829739926266770" text:style-name="WWNum17">
        <text:list-item>
          <text:list>
            <text:list-item>
              <text:p text:style-name="P36">Создание комнаты. Создание дверей, окон и розеток;</text:p>
            </text:list-item>
            <text:list-item>
              <text:p text:style-name="P40"><text:span text:style-name="T6">Создание и удаление различной мебели разной формы и расстановка ее в комнате под определённым углом</text:span><text:span text:style-name="T5">;</text:span></text:p>
            </text:list-item>
            <text:list-item>
              <text:p text:style-name="P41"><text:span text:style-name="T6">Создание и удаление различной </text:span><text:span text:style-name="T7">оргтехники</text:span><text:span text:style-name="T6"> разной формы и расстановка ее в комнате</text:span><text:span text:style-name="T5">;</text:span></text:p>
            </text:list-item>
          </text:list>
        </text:list-item>
      </text:list>
      <text:h text:style-name="P44" text:outline-level="3"><text:span text:style-name="T4">3</text:span><text:bookmark-start text:name="_Toc513216213"/><text:span text:style-name="T2">.1.2 </text:span><text:bookmark-start text:name="Требования_к_организации_входных_данных"/><text:span text:style-name="T2">Требования к организации входных данных</text:span><text:bookmark-end text:name="Требования_к_организации_входных_данных"/><text:span text:style-name="T2">:</text:span><text:bookmark-end text:name="_Toc513216213"/></text:h>
      <text:p text:style-name="P11"><text:span text:style-name="T5">Входные данные являются </text:span><text:span text:style-name="T7">размеры комнаты, мебели, оргтехники, их координаты и угол поворота (если необходимо)</text:span><text:span text:style-name="T5">.</text:span></text:p>
      <text:h text:style-name="Heading_20_3" text:outline-level="3"><text:span text:style-name="T13"><text:tab/><text:tab/></text:span><text:span text:style-name="T14">3</text:span><text:bookmark-start text:name="_Toc513216214"/><text:span text:style-name="T19">.1.3 </text:span><text:bookmark-start text:name="Требования_к_организации_выходных_данных"/><text:span text:style-name="T19">Требования к организации выходных данных</text:span><text:bookmark-end text:name="Требования_к_организации_выходных_данных"/><text:span text:style-name="T19">:</text:span><text:bookmark-end text:name="_Toc513216214"/></text:h>
      <text:p text:style-name="P10"><text:span text:style-name="T5">Выходными данными программы явля</text:span><text:span text:style-name="T7">е</text:span><text:span text:style-name="T5">тся </text:span><text:span text:style-name="T7">комната.</text:span></text:p>
      <text:h text:style-name="P39" text:outline-level="2"><text:span text:style-name="T4">3</text:span><text:bookmark-start text:name="_Toc513216215"/><text:span text:style-name="T2">.2 </text:span><text:bookmark-start text:name="Требования_к_интерфейсу"/><text:span text:style-name="T2">Требования к интерфейсу</text:span><text:bookmark-end text:name="Требования_к_интерфейсу"/><text:span text:style-name="T2">:</text:span><text:bookmark-end text:name="_Toc513216215"/></text:h>
      <text:p text:style-name="P29">Элементы интерфейса должны реализовывать возможности вывода входных/выходных данных согласно пунктам 4.1.2 и 4.1.3 в соответствующие части программы, а также реализовывать функциональные возможности, представленные в пункте 4.1.1, либо сообщать о возникших ошибках.</text:p>
      <text:h text:style-name="P39" text:outline-level="2"><text:span text:style-name="T4">3</text:span><text:bookmark-start text:name="_Toc513216216"/><text:span text:style-name="T2">.3 </text:span><text:bookmark-start text:name="Требования_к_надёжности"/><text:span text:style-name="T2">Требования к надёжности</text:span><text:bookmark-end text:name="Требования_к_надёжности"/><text:span text:style-name="T2">:</text:span><text:bookmark-end text:name="_Toc513216216"/></text:h>
      <text:list xml:id="list482279036193199299" text:style-name="WWNum9">
        <text:list-item>
          <text:p text:style-name="P37">Программы не должна допускать возможность работы с некорректными входными данными;</text:p>
        </text:list-item>
        <text:list-item>
          <text:p text:style-name="P37">Программа не должна аварийно завершаться.</text:p>
        </text:list-item>
      </text:list>
      <text:h text:style-name="P13" text:outline-level="2"><text:span text:style-name="T21">3</text:span><text:bookmark-start text:name="_Toc513216217"/><text:span text:style-name="T20">.4 </text:span><text:bookmark-start text:name="Условия_эксплуатации"/><text:span text:style-name="T20">Условия эксплуатации</text:span><text:bookmark-end text:name="Условия_эксплуатации"/><text:span text:style-name="T20">:</text:span><text:bookmark-end text:name="_Toc513216217"/></text:h>
      <text:p text:style-name="P12"><text:span text:style-name="T5"><text:tab/>Для работы требуется один человек. </text:span><text:span text:style-name="T8">С</text:span><text:span text:style-name="T5">пециальных знаний не требуется. <text:tab/>Минимальная требуемая классификация пользователя – обычный <text:tab/>пользователь(</text:span><text:span text:style-name="T9">Normal</text:span><text:span text:style-name="T5"> </text:span><text:span text:style-name="T9">User</text:span><text:span text:style-name="T5">).</text:span></text:p>
      <text:h text:style-name="P39" text:outline-level="2"><text:span text:style-name="T4">3</text:span><text:bookmark-start text:name="_Toc513216218"/><text:span text:style-name="T2">.5 </text:span><text:bookmark-start text:name="Требования_к_составу_и_параметрам_технич"/><text:span text:style-name="T2">Требования к составу и параметрам технических средств</text:span><text:bookmark-end text:name="Требования_к_составу_и_параметрам_технич"/><text:span text:style-name="T2">:</text:span><text:bookmark-end text:name="_Toc513216218"/></text:h>
      <text:list xml:id="list1547515249002215890" text:style-name="WWNum11">
        <text:list-item>
          <text:p text:style-name="P38">Минимальная тактовая частота процессора – 1 Ггц;</text:p>
        </text:list-item>
        <text:list-item>
          <text:p text:style-name="P42"><text:span text:style-name="T5">Минимальный объём ОЗУ – </text:span><text:span text:style-name="T8">512</text:span><text:span text:style-name="T5"> </text:span><text:span text:style-name="T8">М</text:span><text:span text:style-name="T5">б;</text:span></text:p>
        </text:list-item>
        <text:list-item>
          <text:p text:style-name="P42"><text:span text:style-name="T5">Минимальное свободное место на жёстком диске – </text:span><text:span text:style-name="T8">100 </text:span><text:span text:style-name="T5"><text:s/></text:span><text:span text:style-name="T8">М</text:span><text:span text:style-name="T5">б;</text:span></text:p>
        </text:list-item>
        <text:list-item>
          <text:p text:style-name="P38">Монитор с минимальным разрешением 1280х720;</text:p>
        </text:list-item>
        <text:list-item>
          <text:p text:style-name="P38">Клавиатура.</text:p>
        </text:list-item>
      </text:list>
      <text:list xml:id="list122355492551512" text:continue-list="list2360905472003312631" text:style-name="WWNum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h text:style-name="P47" text:outline-level="2"/>
                              <text:h text:style-name="P45" text:outline-level="2"><text:span text:style-name="T4"><text:s text:c="12"/>3.6 </text:span><text:bookmark-start text:name="Требования_к_информационной_и_програмной"/><text:bookmark-start text:name="_Toc513216219"/><text:span text:style-name="T2">Требования к информационной и программной совместимости</text:span><text:bookmark-end text:name="Требования_к_информационной_и_програмной"/><text:span text:style-name="T2">:</text:span><text:bookmark-end text:name="_Toc513216219"/></text:h>
                            </text:list-header>
                          </text:list>
                          <text:p text:style-name="P45"><text:span text:style-name="T5"><text:s text:c="21"/>Установленная среда </text:span><text:span text:style-name="T8">Python 3.6 </text:span><text:span text:style-name="T5">или выше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OC_20_Heading" style:display-name="TOC Heading" style:family="paragraph" style:parent-style-name="Heading_20_1" style:default-outline-level="">
      <style:text-properties style:language-asian="ru" style:country-asian="RU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  <style:text-properties style:font-name-asian="Calibri1" style:font-family-asian="Calibri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  <style:text-properties style:font-name-asian="Calibri1" style:font-family-asian="Calibri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  <style:text-properties style:font-name-asian="Calibri1" style:font-family-asian="Calibri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2pt" fo:font-weight="normal" style:font-weight-asian="normal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="Times New Roman" fo:font-family="'Times New Roman'" style:font-family-generic="roman" style:font-pitch="variable" fo:font-size="12pt"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56cm" fo:margin-left="1.92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42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6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2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5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7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31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text:style-name="ListLabel_20_18" style:num-format="1" text:display-levels="3">
        <style:list-level-properties text:list-level-position-and-space-mode="label-alignment">
          <style:list-level-label-alignment text:label-followed-by="listtab" fo:text-indent="-1.27cm" fo:margin-left="3.133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1.27cm" fo:margin-left="3.747cm"/>
        </style:list-level-properties>
        <style:text-properties style:font-name="Symbol"/>
      </text:list-level-style-bullet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99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60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85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47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0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5.017cm"/>
        </style:list-level-properties>
        <style:text-properties style:font-name="Wingding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28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55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27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09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36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637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3.90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Кожакин</meta:initial-creator>
    <meta:editing-cycles>86</meta:editing-cycles>
    <meta:print-date>2018-05-06T06:48:00</meta:print-date>
    <meta:creation-date>2017-10-25T18:40:00</meta:creation-date>
    <dc:date>2018-07-06T12:23:53.905517214</dc:date>
    <meta:editing-duration>PT10H18M41S</meta:editing-duration>
    <meta:generator>LibreOffice/5.1.6.2$Linux_X86_64 LibreOffice_project/10m0$Build-2</meta:generator>
    <meta:document-statistic meta:table-count="0" meta:image-count="0" meta:object-count="0" meta:page-count="5" meta:paragraph-count="65" meta:word-count="347" meta:character-count="3237" meta:non-whitespace-character-count="286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